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fo:font-size="11pt" officeooo:paragraph-rsid="001b645c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1b645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paragraph-rsid="001b645c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officeooo:paragraph-rsid="001b645c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645c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1" fo:font-size="11pt" officeooo:paragraph-rsid="001b645c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c7c7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ize="11pt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1bc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11.04" style:data-style-name="N0">11.04</text:variable-set>: Intensity and Polarization.</text:p>
      <text:p text:style-name="P2"/>
      <text:list xml:id="list3021256096271489926" text:style-name="L1">
        <text:list-item>
          <text:p text:style-name="P4">A 10-watt flashlight lights up a circle on a wall. <text:s/>The circle has an area of 2 m<text:span text:style-name="T1">2</text:span>. <text:s text:c="3"/>What is the intensity of the light that hits the wall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639499385797" text:continue-numbering="true" text:style-name="L1">
        <text:list-item>
          <text:p text:style-name="P4">A 100-watt light bulb shines in all directions equally. <text:s/>What is the intensity of the light 3 meters from the bulb?</text:p>
        </text:list-item>
      </text:list>
      <text:p text:style-name="P3"/>
      <text:p text:style-name="P3"/>
      <text:p text:style-name="P3"/>
      <text:p text:style-name="P3"/>
      <text:list xml:id="list73639627719515" text:continue-numbering="true" text:style-name="L1">
        <text:list-item>
          <text:p text:style-name="P4">Sunlight at the earth has an average intensity of 1600 Watts per square meter. <text:s/>What is the Power of the sun? (The distance from the sun to the earth is (1.496 x 10<text:span text:style-name="T1">11 </text:span>m.)</text:p>
        </text:list-item>
      </text:list>
      <text:p text:style-name="P3"/>
      <text:p text:style-name="P3"/>
      <text:p text:style-name="P3"/>
      <text:p text:style-name="P3"/>
      <text:list xml:id="list73640338198443" text:continue-numbering="true" text:style-name="L1">
        <text:list-item>
          <text:p text:style-name="P4">A non-polarized beam of light, intensity 50 Watts per square meter strikes a polarizer. <text:s/>What is the intensity of the light that passes through the polarize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638951022223" text:continue-numbering="true" text:style-name="L1">
        <text:list-item>
          <text:p text:style-name="P4">Two Linear polarizers are oriented at a 45<text:span text:style-name="T3">°</text:span> angle to each other. <text:s/>A non-polarized beam of light with an intensity of 100 Watts per square meter strikes the first polarizer. <text:s/></text:p>
          <text:list>
            <text:list-item>
              <text:p text:style-name="P4">What is the intensity of the light beam that exits the first polariz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39616202524" text:continue-numbering="true" text:style-name="L1">
        <text:list-item>
          <text:list>
            <text:list-item>
              <text:p text:style-name="P4">What is the intensity of the light that exits the second polarizer?</text:p>
            </text:list-item>
          </text:list>
        </text:list-item>
      </text:list>
      <text:p text:style-name="P3"/>
      <text:p text:style-name="P3"/>
      <text:p text:style-name="P3"/>
      <text:list xml:id="list73640648636557" text:continue-numbering="true" text:style-name="L1">
        <text:list-item>
          <text:list>
            <text:list-item>
              <text:p text:style-name="P5"><text:span text:style-name="T5">The second polarizer is then rotated to an angle of 75</text:span><text:span text:style-name="T4">°. <text:s/>How do your answers from parts (a) and (b) change?</text:span></text:p>
            </text:list-item>
          </text:list>
        </text:list-item>
      </text:list>
      <text:p text:style-name="P1"/>
      <text:p text:style-name="P1"/>
      <text:p text:style-name="P1"/>
      <text:list xml:id="list73639479959816" text:continue-numbering="true" text:style-name="L1">
        <text:list-item>
          <text:list>
            <text:list-item>
              <text:p text:style-name="P6">Find the intensity of light that exits the second polarizer at this new angle.</text:p>
            </text:list-item>
          </text:list>
        </text:list-item>
      </text:list>
      <text:p text:style-name="P1"/>
      <text:p text:style-name="P1"/>
      <text:list xml:id="list73638738715544" text:continue-numbering="true" text:style-name="L1">
        <text:list-item>
          <text:p text:style-name="P4"><text:soft-page-break/>Two Linear polarizers are oriented at a 90<text:span text:style-name="T3">°</text:span> angle to each other. <text:s/>A non-polarized beam of light with an intensity of 500 Watts per square meter strikes the first polarizer. <text:s/></text:p>
          <text:list>
            <text:list-item>
              <text:p text:style-name="P4">What is the intensity of the light beam that exits the first polariz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3639469775150" text:continue-numbering="true" text:style-name="L1">
        <text:list-item>
          <text:list>
            <text:list-item>
              <text:p text:style-name="P6">What is the intensity of the light that exits the second polarize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3639928945879" text:continue-numbering="true" text:style-name="L1">
        <text:list-item>
          <text:list>
            <text:list-item>
              <text:p text:style-name="P6">A third polarizer is inserted between the original two polarizers. <text:s/>Find:</text:p>
              <text:list>
                <text:list-item>
                  <text:p text:style-name="P6">The intensity of the light that exits the first polarizer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73640656194110" text:continue-numbering="true" text:style-name="L1">
        <text:list-item>
          <text:list>
            <text:list-item>
              <text:list>
                <text:list-item>
                  <text:p text:style-name="P6">The intensity of light that exits the new polarizer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73640073283302" text:continue-numbering="true" text:style-name="L1">
        <text:list-item>
          <text:list>
            <text:list-item>
              <text:list>
                <text:list-item>
                  <text:p text:style-name="P6">The intensity of light that exits the entire system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list xml:id="list73640109703118" text:continue-numbering="true" text:style-name="L1">
        <text:list-item>
          <text:list>
            <text:list-item>
              <text:p text:style-name="P6">Explain why your answer for c.iii is diffferent from your answer for part b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73640218698274" text:continue-numbering="true" text:style-name="L1">
        <text:list-item>
          <text:p text:style-name="P6">A light bulb has a power rating of 40 watts. <text:s/>It emits light in all directions. <text:s/>The light is incident on a polarizer 5 meters away. <text:s/></text:p>
          <text:list>
            <text:list-item>
              <text:p text:style-name="P6">What is the intensity of light before it enters the first polarizer?</text:p>
            </text:list-item>
          </text:list>
        </text:list-item>
      </text:list>
      <text:p text:style-name="P1"/>
      <text:p text:style-name="P1"/>
      <text:list xml:id="list73639109933113" text:continue-numbering="true" text:style-name="L1">
        <text:list-item>
          <text:list>
            <text:list-item>
              <text:p text:style-name="P6">What is the intensity of the light after it passes through the polarizer. <text:s/></text:p>
            </text:list-item>
          </text:list>
        </text:list-item>
      </text:list>
      <text:p text:style-name="P1"/>
      <text:p text:style-name="P1"/>
      <text:p text:style-name="P1"/>
      <text:list xml:id="list73640606196855" text:continue-numbering="true" text:style-name="L1">
        <text:list-item>
          <text:list>
            <text:list-item>
              <text:p text:style-name="P6">What angle would a second polarizer need to be set at in order for the intensity to be 20% of the intensity from part a?</text:p>
            </text:list-item>
          </text:list>
        </text:list-item>
      </text:list>
      <text:p text:style-name="P1"/>
      <text:p text:style-name="P1"/>
      <text:list xml:id="list73639157665702" text:continue-numbering="true" text:style-name="L1">
        <text:list-item>
          <text:list>
            <text:list-item>
              <text:p text:style-name="P6">The light then passes through a concave lens. <text:s/>Does the intensity increase, decrease, or stay the same? <text:s/>Explain your answer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c7c7"/>
    </style:style>
    <style:style style:name="MT2" style:family="text">
      <style:text-properties style:text-position="super 58%" officeooo:rsid="001bc7c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5-30T07:36:38.592145624" text:date-adjust="PT24H00M00S">05/31/17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1</text:page-number>/<text:page-count>2</text:page-count><text:tab/>Assignment <text:variable-get text:name="Assignment" style:data-style-name="N0">11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7:27:02.550175888</meta:creation-date>
    <meta:editing-duration>PT1M43S</meta:editing-duration>
    <meta:editing-cycles>3</meta:editing-cycles>
    <meta:generator>LibreOffice/4.3.7.2$Linux_X86_64 LibreOffice_project/430$Build-2</meta:generator>
    <dc:date>2017-05-30T07:36:38.502597487</dc:date>
    <meta:document-statistic meta:table-count="0" meta:image-count="2" meta:object-count="0" meta:page-count="2" meta:paragraph-count="25" meta:word-count="439" meta:character-count="2401" meta:non-whitespace-character-count="1952"/>
  </office:meta>
</office:document-meta>
</file>